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5pt" fo:font-weight="bold" officeooo:rsid="00169545" officeooo:paragraph-rsid="00169545" style:font-size-asian="13.1000003814697pt" style:font-weight-asian="bold" style:font-size-complex="15pt" style:font-weight-complex="bold"/>
    </style:style>
    <style:style style:name="P2" style:family="paragraph" style:parent-style-name="Standard">
      <style:text-properties fo:font-size="13pt" fo:font-weight="bold" officeooo:rsid="00169545" officeooo:paragraph-rsid="00169545" style:font-size-asian="11.3500003814697pt" style:font-weight-asian="bold" style:font-size-complex="13pt" style:font-weight-complex="bold"/>
    </style:style>
    <style:style style:name="P3" style:family="paragraph" style:parent-style-name="Text_20_body">
      <style:paragraph-properties fo:text-align="start" style:justify-single-word="false"/>
      <style:text-properties fo:font-size="13pt" fo:font-weight="bold" officeooo:rsid="001e3c47" officeooo:paragraph-rsid="001e3c47" style:font-size-asian="11.3500003814697pt" style:font-weight-asian="bold" style:font-size-complex="13pt" style:font-weight-complex="bold"/>
    </style:style>
    <style:style style:name="P4" style:family="paragraph" style:parent-style-name="Text_20_body">
      <style:paragraph-properties fo:line-height="100%" fo:text-align="start" style:justify-single-word="false"/>
      <style:text-properties fo:font-size="13pt" fo:font-weight="bold" officeooo:rsid="00206e04" officeooo:paragraph-rsid="00206e04" style:font-size-asian="11.3500003814697pt" style:font-weight-asian="bold" style:font-size-complex="13pt" style:font-weight-complex="bold"/>
    </style:style>
    <style:style style:name="P5" style:family="paragraph" style:parent-style-name="Text_20_body">
      <style:paragraph-properties fo:line-height="100%" fo:text-align="start" style:justify-single-word="false"/>
      <style:text-properties fo:font-size="13pt" fo:font-weight="bold" officeooo:rsid="002298b6" officeooo:paragraph-rsid="002298b6" style:font-size-asian="11.3500003814697pt" style:font-weight-asian="bold" style:font-size-complex="13pt" style:font-weight-complex="bold"/>
    </style:style>
    <style:style style:name="P6" style:family="paragraph" style:parent-style-name="Text_20_body">
      <style:paragraph-properties fo:line-height="100%" fo:text-align="start" style:justify-single-word="false"/>
      <style:text-properties fo:font-size="13pt" fo:font-weight="bold" officeooo:rsid="00241bc7" officeooo:paragraph-rsid="00241bc7" style:font-size-asian="11.3500003814697pt" style:font-weight-asian="bold" style:font-size-complex="13pt" style:font-weight-complex="bold"/>
    </style:style>
    <style:style style:name="P7" style:family="paragraph" style:parent-style-name="Standard">
      <style:paragraph-properties fo:text-align="center" style:justify-single-word="false"/>
      <style:text-properties fo:font-size="13pt" fo:font-weight="normal" officeooo:rsid="0017408d" officeooo:paragraph-rsid="0017408d" style:font-size-asian="11.3500003814697pt" style:font-weight-asian="normal" style:font-size-complex="13pt" style:font-weight-complex="normal"/>
    </style:style>
    <style:style style:name="P8" style:family="paragraph" style:parent-style-name="Text_20_body">
      <style:paragraph-properties fo:text-align="center" style:justify-single-word="false"/>
      <style:text-properties fo:font-size="13pt" fo:font-weight="normal" officeooo:rsid="0017408d" officeooo:paragraph-rsid="0017408d" style:font-size-asian="11.3500003814697pt" style:font-weight-asian="normal" style:font-size-complex="13pt" style:font-weight-complex="normal"/>
    </style:style>
    <style:style style:name="P9" style:family="paragraph" style:parent-style-name="Text_20_body">
      <style:paragraph-properties fo:text-align="center" style:justify-single-word="false"/>
      <style:text-properties fo:font-size="13pt" fo:font-weight="normal" officeooo:rsid="001b5472" officeooo:paragraph-rsid="001b5472" style:font-size-asian="11.3500003814697pt" style:font-weight-asian="normal" style:font-size-complex="13pt" style:font-weight-complex="normal"/>
    </style:style>
    <style:style style:name="P10" style:family="paragraph" style:parent-style-name="Text_20_body">
      <style:paragraph-properties fo:margin-top="0cm" fo:margin-bottom="0cm" style:contextual-spacing="false" fo:line-height="100%" fo:text-align="center" style:justify-single-word="false"/>
      <style:text-properties fo:font-size="13pt" fo:font-weight="normal" officeooo:rsid="001b5472" officeooo:paragraph-rsid="001b5472" style:font-size-asian="11.3500003814697pt" style:font-weight-asian="normal" style:font-size-complex="13pt" style:font-weight-complex="normal"/>
    </style:style>
    <style:style style:name="P11" style:family="paragraph" style:parent-style-name="Text_20_body">
      <style:paragraph-properties fo:margin-top="0cm" fo:margin-bottom="0.046cm" style:contextual-spacing="false" fo:line-height="100%" fo:text-align="center" style:justify-single-word="false"/>
      <style:text-properties fo:font-size="13pt" fo:font-weight="normal" officeooo:rsid="001b5472" officeooo:paragraph-rsid="001b5472" style:font-size-asian="11.3500003814697pt" style:font-weight-asian="normal" style:font-size-complex="13pt" style:font-weight-complex="normal"/>
    </style:style>
    <style:style style:name="P12" style:family="paragraph" style:parent-style-name="Text_20_body">
      <style:paragraph-properties fo:line-height="100%" fo:text-align="center" style:justify-single-word="false"/>
      <style:text-properties fo:font-size="13pt" fo:font-weight="normal" officeooo:rsid="001b5472" officeooo:paragraph-rsid="001b5472" style:font-size-asian="11.3500003814697pt" style:font-weight-asian="normal" style:font-size-complex="13pt" style:font-weight-complex="normal"/>
    </style:style>
    <style:style style:name="P13" style:family="paragraph" style:parent-style-name="Text_20_body">
      <style:paragraph-properties fo:text-align="center" style:justify-single-word="false"/>
      <style:text-properties fo:font-size="13pt" fo:font-weight="normal" officeooo:rsid="001bd2d3" officeooo:paragraph-rsid="001bd2d3" style:font-size-asian="11.3500003814697pt" style:font-weight-asian="normal" style:font-size-complex="13pt" style:font-weight-complex="normal"/>
    </style:style>
    <style:style style:name="P14" style:family="paragraph" style:parent-style-name="Text_20_body">
      <style:paragraph-properties fo:line-height="100%" fo:text-align="center" style:justify-single-word="false"/>
      <style:text-properties fo:font-size="13pt" fo:font-weight="normal" officeooo:rsid="001bd2d3" officeooo:paragraph-rsid="001bd2d3" style:font-size-asian="11.3500003814697pt" style:font-weight-asian="normal" style:font-size-complex="13pt" style:font-weight-complex="normal"/>
    </style:style>
    <style:style style:name="P15" style:family="paragraph" style:parent-style-name="Text_20_body">
      <style:paragraph-properties fo:line-height="100%" fo:text-align="center" style:justify-single-word="false"/>
      <style:text-properties fo:font-size="13pt" fo:font-weight="normal" officeooo:rsid="001bd2d3" officeooo:paragraph-rsid="001e46a8" style:font-size-asian="11.3500003814697pt" style:font-weight-asian="normal" style:font-size-complex="13pt" style:font-weight-complex="normal"/>
    </style:style>
    <style:style style:name="P16" style:family="paragraph" style:parent-style-name="Text_20_body">
      <style:paragraph-properties fo:text-align="center" style:justify-single-word="false"/>
      <style:text-properties fo:font-size="13pt" fo:font-weight="normal" officeooo:rsid="001d50d2" officeooo:paragraph-rsid="001d50d2" style:font-size-asian="11.3500003814697pt" style:font-weight-asian="normal" style:font-size-complex="13pt" style:font-weight-complex="normal"/>
    </style:style>
    <style:style style:name="P17" style:family="paragraph" style:parent-style-name="Text_20_body">
      <style:paragraph-properties fo:line-height="100%" fo:text-align="center" style:justify-single-word="false"/>
      <style:text-properties fo:font-size="13pt" fo:font-weight="normal" officeooo:rsid="001d50d2" officeooo:paragraph-rsid="001d50d2" style:font-size-asian="11.3500003814697pt" style:font-weight-asian="normal" style:font-size-complex="13pt" style:font-weight-complex="normal"/>
    </style:style>
    <style:style style:name="P18" style:family="paragraph" style:parent-style-name="Text_20_body">
      <style:paragraph-properties fo:line-height="100%" fo:text-align="center" style:justify-single-word="false"/>
      <style:text-properties fo:font-size="13pt" fo:font-weight="normal" officeooo:rsid="001e46a8" officeooo:paragraph-rsid="001e46a8" style:font-size-asian="11.3500003814697pt" style:font-weight-asian="normal" style:font-size-complex="13pt" style:font-weight-complex="normal"/>
    </style:style>
    <style:style style:name="P19" style:family="paragraph" style:parent-style-name="Text_20_body">
      <style:paragraph-properties fo:line-height="100%" fo:text-align="center" style:justify-single-word="false"/>
      <style:text-properties fo:font-size="13pt" fo:font-weight="normal" officeooo:rsid="001fbe16" officeooo:paragraph-rsid="001fbe16" style:font-size-asian="11.3500003814697pt" style:font-weight-asian="normal" style:font-size-complex="13pt" style:font-weight-complex="normal"/>
    </style:style>
    <style:style style:name="P20" style:family="paragraph" style:parent-style-name="Text_20_body">
      <style:paragraph-properties fo:line-height="100%" fo:text-align="center" style:justify-single-word="false"/>
      <style:text-properties fo:font-size="13pt" fo:font-weight="normal" officeooo:rsid="001fbe16" officeooo:paragraph-rsid="00206e04" style:font-size-asian="11.3500003814697pt" style:font-weight-asian="normal" style:font-size-complex="13pt" style:font-weight-complex="normal"/>
    </style:style>
    <style:style style:name="P21" style:family="paragraph" style:parent-style-name="Text_20_body">
      <style:paragraph-properties fo:line-height="100%" fo:text-align="start" style:justify-single-word="false"/>
      <style:text-properties fo:font-size="13pt" fo:font-weight="normal" officeooo:rsid="001fbe16" officeooo:paragraph-rsid="001fbe16" style:font-size-asian="11.3500003814697pt" style:font-weight-asian="normal" style:font-size-complex="13pt" style:font-weight-complex="normal"/>
    </style:style>
    <style:style style:name="P22" style:family="paragraph" style:parent-style-name="Text_20_body">
      <style:paragraph-properties fo:line-height="100%" fo:text-align="center" style:justify-single-word="false"/>
      <style:text-properties fo:font-size="13pt" fo:font-weight="normal" officeooo:rsid="00206e04" officeooo:paragraph-rsid="00206e04" style:font-size-asian="11.3500003814697pt" style:font-weight-asian="normal" style:font-size-complex="13pt" style:font-weight-complex="normal"/>
    </style:style>
    <style:style style:name="P23" style:family="paragraph" style:parent-style-name="Text_20_body">
      <style:paragraph-properties fo:line-height="100%" fo:text-align="center" style:justify-single-word="false"/>
      <style:text-properties fo:font-size="13pt" fo:font-weight="normal" officeooo:rsid="0020a94e" officeooo:paragraph-rsid="0020a94e" style:font-size-asian="11.3500003814697pt" style:font-weight-asian="normal" style:font-size-complex="13pt" style:font-weight-complex="normal"/>
    </style:style>
    <style:style style:name="P24" style:family="paragraph" style:parent-style-name="Text_20_body">
      <style:paragraph-properties fo:line-height="100%" fo:text-align="center" style:justify-single-word="false"/>
      <style:text-properties fo:font-size="13pt" fo:font-weight="normal" officeooo:rsid="002298b6" officeooo:paragraph-rsid="002298b6" style:font-size-asian="11.3500003814697pt" style:font-weight-asian="normal" style:font-size-complex="13pt" style:font-weight-complex="normal"/>
    </style:style>
    <style:style style:name="P25" style:family="paragraph" style:parent-style-name="Text_20_body">
      <style:paragraph-properties fo:line-height="100%" fo:text-align="center" style:justify-single-word="false"/>
      <style:text-properties fo:font-size="13pt" fo:font-weight="normal" officeooo:rsid="00241bc7" officeooo:paragraph-rsid="00241bc7" style:font-size-asian="11.3500003814697pt" style:font-weight-asian="normal" style:font-size-complex="13pt" style:font-weight-complex="normal"/>
    </style:style>
    <style:style style:name="P26" style:family="paragraph" style:parent-style-name="Text_20_body">
      <style:paragraph-properties fo:line-height="100%" fo:text-align="center" style:justify-single-word="false"/>
      <style:text-properties fo:font-size="13pt" fo:font-weight="normal" officeooo:rsid="0025931c" officeooo:paragraph-rsid="0025931c" style:font-size-asian="11.3500003814697pt" style:font-weight-asian="normal" style:font-size-complex="13pt" style:font-weight-complex="normal"/>
    </style:style>
    <style:style style:name="P27" style:family="paragraph" style:parent-style-name="Text_20_body">
      <style:paragraph-properties fo:line-height="100%" fo:text-align="center" style:justify-single-word="false"/>
      <style:text-properties fo:font-size="13pt" fo:font-weight="normal" officeooo:rsid="0025e386" officeooo:paragraph-rsid="0025e386" style:font-size-asian="11.3500003814697pt" style:font-weight-asian="normal" style:font-size-complex="13pt" style:font-weight-complex="normal"/>
    </style:style>
    <style:style style:name="P28" style:family="paragraph" style:parent-style-name="Standard">
      <style:text-properties fo:font-size="12pt" fo:font-weight="normal" officeooo:rsid="00169545" officeooo:paragraph-rsid="00169545" style:font-size-asian="10.5pt" style:font-weight-asian="normal" style:font-size-complex="12pt" style:font-weight-complex="normal"/>
    </style:style>
    <style:style style:name="P29" style:family="paragraph" style:parent-style-name="Text_20_body">
      <style:paragraph-properties fo:text-align="center" style:justify-single-word="false"/>
      <style:text-properties officeooo:paragraph-rsid="0017408d"/>
    </style:style>
    <style:style style:name="P30" style:family="paragraph" style:parent-style-name="Text_20_body">
      <style:paragraph-properties fo:text-align="center" style:justify-single-word="false"/>
      <style:text-properties officeooo:paragraph-rsid="0019c587"/>
    </style:style>
    <style:style style:name="P31" style:family="paragraph" style:parent-style-name="Text_20_body">
      <style:paragraph-properties fo:line-height="100%" fo:text-align="center" style:justify-single-word="false"/>
      <style:text-properties fo:font-size="13pt" fo:font-weight="bold" officeooo:rsid="00241bc7" officeooo:paragraph-rsid="00241bc7" style:font-size-asian="11.3500003814697pt" style:font-weight-asian="bold" style:font-size-complex="13pt" style:font-weight-complex="bold"/>
    </style:style>
    <style:style style:name="P32" style:family="paragraph" style:parent-style-name="Text_20_body">
      <style:paragraph-properties fo:line-height="100%" fo:text-align="center" style:justify-single-word="false"/>
      <style:text-properties fo:font-size="13pt" fo:font-weight="bold" officeooo:rsid="00241bc7" officeooo:paragraph-rsid="002a846e" style:font-size-asian="11.3500003814697pt" style:font-weight-asian="bold" style:font-size-complex="13pt" style:font-weight-complex="bold"/>
    </style:style>
    <style:style style:name="P33" style:family="paragraph" style:parent-style-name="Text_20_body">
      <style:paragraph-properties fo:line-height="100%" fo:text-align="start" style:justify-single-word="false"/>
      <style:text-properties fo:font-size="13pt" fo:font-weight="bold" officeooo:rsid="00241bc7" officeooo:paragraph-rsid="00241bc7" style:font-size-asian="11.3500003814697pt" style:font-weight-asian="bold" style:font-size-complex="13pt" style:font-weight-complex="bold"/>
    </style:style>
    <style:style style:name="P34" style:family="paragraph" style:parent-style-name="Text_20_body">
      <style:paragraph-properties fo:line-height="100%" fo:text-align="center" style:justify-single-word="false"/>
      <style:text-properties fo:font-size="13pt" fo:font-weight="normal" officeooo:rsid="00241bc7" officeooo:paragraph-rsid="00241bc7" style:font-size-asian="11.3500003814697pt" style:font-weight-asian="normal" style:font-size-complex="13pt" style:font-weight-complex="normal"/>
    </style:style>
    <style:style style:name="P35" style:family="paragraph" style:parent-style-name="Text_20_body">
      <style:paragraph-properties fo:line-height="100%" fo:text-align="center" style:justify-single-word="false"/>
      <style:text-properties fo:font-size="13pt" fo:font-weight="normal" officeooo:rsid="00241bc7" officeooo:paragraph-rsid="002e1a61" style:font-size-asian="11.3500003814697pt" style:font-weight-asian="normal" style:font-size-complex="13pt" style:font-weight-complex="normal"/>
    </style:style>
    <style:style style:name="P36" style:family="paragraph" style:parent-style-name="Text_20_body">
      <style:paragraph-properties fo:line-height="100%" fo:text-align="center" style:justify-single-word="false"/>
      <style:text-properties fo:font-size="13pt" fo:font-weight="normal" officeooo:rsid="002ceb29" officeooo:paragraph-rsid="002ceb29" style:font-size-asian="11.3500003814697pt" style:font-weight-asian="normal" style:font-size-complex="13pt" style:font-weight-complex="normal"/>
    </style:style>
    <style:style style:name="P37" style:family="paragraph" style:parent-style-name="Text_20_body">
      <style:paragraph-properties fo:line-height="100%" fo:text-align="center" style:justify-single-word="false"/>
      <style:text-properties fo:font-size="13pt" fo:font-weight="normal" officeooo:rsid="002e1a61" officeooo:paragraph-rsid="002e1a61" style:font-size-asian="11.3500003814697pt" style:font-weight-asian="normal" style:font-size-complex="13pt" style:font-weight-complex="normal"/>
    </style:style>
    <style:style style:name="P38" style:family="paragraph" style:parent-style-name="Text_20_body">
      <style:paragraph-properties fo:line-height="100%" fo:text-align="center" style:justify-single-word="false"/>
      <style:text-properties fo:font-size="13pt" fo:font-weight="normal" officeooo:rsid="002298b6" officeooo:paragraph-rsid="002298b6" style:font-size-asian="11.3500003814697pt" style:font-weight-asian="normal" style:font-size-complex="13pt" style:font-weight-complex="normal"/>
    </style:style>
    <style:style style:name="P39" style:family="paragraph" style:parent-style-name="Text_20_body">
      <style:paragraph-properties fo:line-height="100%" fo:text-align="center" style:justify-single-word="false"/>
      <style:text-properties style:text-line-through-style="solid" style:text-line-through-type="single" fo:font-size="13pt" fo:font-weight="normal" officeooo:rsid="002ceb29" officeooo:paragraph-rsid="002ceb29" style:font-size-asian="11.3500003814697pt" style:font-weight-asian="normal" style:font-size-complex="13pt" style:font-weight-complex="normal"/>
    </style:style>
    <style:style style:name="P40" style:family="paragraph" style:parent-style-name="Text_20_body">
      <style:paragraph-properties fo:line-height="100%" fo:text-align="start" style:justify-single-word="false"/>
      <style:text-properties style:text-line-through-style="solid" style:text-line-through-type="single" fo:font-size="13pt" fo:font-weight="normal" officeooo:rsid="002ceb29" officeooo:paragraph-rsid="002ceb29" style:font-size-asian="11.3500003814697pt" style:font-weight-asian="normal" style:font-size-complex="13pt" style:font-weight-complex="normal"/>
    </style:style>
    <style:style style:name="P41" style:family="paragraph" style:parent-style-name="Text_20_body">
      <style:paragraph-properties fo:line-height="100%" fo:text-align="start" style:justify-single-word="false"/>
      <style:text-properties style:text-line-through-style="solid" style:text-line-through-type="single" fo:font-size="13pt" fo:font-weight="normal" officeooo:rsid="00310dfa" officeooo:paragraph-rsid="00310dfa" style:font-size-asian="11.3500003814697pt" style:font-weight-asian="normal" style:font-size-complex="13pt" style:font-weight-complex="normal"/>
    </style:style>
    <style:style style:name="T1" style:family="text">
      <style:text-properties fo:font-size="13pt" officeooo:rsid="0017408d" style:font-size-asian="11.3500003814697pt" style:font-size-complex="13pt"/>
    </style:style>
    <style:style style:name="T2" style:family="text">
      <style:text-properties fo:font-size="13pt" fo:font-weight="normal" officeooo:rsid="0017408d" style:font-size-asian="11.3500003814697pt" style:font-weight-asian="normal" style:font-size-complex="13pt" style:font-weight-complex="normal"/>
    </style:style>
    <style:style style:name="T3" style:family="text">
      <style:text-properties fo:font-size="13pt" fo:font-weight="bold" officeooo:rsid="0017408d" style:font-size-asian="11.3500003814697pt" style:font-weight-asian="bold" style:font-size-complex="13pt" style:font-weight-complex="bold"/>
    </style:style>
    <style:style style:name="T4" style:family="text">
      <style:text-properties officeooo:rsid="00192c6e"/>
    </style:style>
    <style:style style:name="T5" style:family="text">
      <style:text-properties fo:font-weight="bold" style:font-weight-asian="bold" style:font-weight-complex="bold"/>
    </style:style>
    <style:style style:name="T6" style:family="text">
      <style:text-properties officeooo:rsid="0019c587"/>
    </style:style>
    <style:style style:name="T7" style:family="text">
      <style:text-properties officeooo:rsid="00206e04"/>
    </style:style>
    <style:style style:name="T8" style:family="text">
      <style:text-properties officeooo:rsid="0025931c"/>
    </style:style>
    <style:style style:name="T9" style:family="text">
      <style:text-properties officeooo:rsid="0026ccdd"/>
    </style:style>
    <style:style style:name="T10" style:family="text">
      <style:text-properties officeooo:rsid="0028d8a9"/>
    </style:style>
    <style:style style:name="T11" style:family="text">
      <style:text-properties officeooo:rsid="002af4a7"/>
    </style:style>
    <style:style style:name="T12" style:family="text">
      <style:text-properties officeooo:rsid="002e1a61"/>
    </style:style>
    <style:style style:name="T13" style:family="text">
      <style:text-properties style:text-line-through-style="none" style:text-line-through-type="none"/>
    </style:style>
    <style:style style:name="T14" style:family="text">
      <style:text-properties style:text-line-through-style="none" style:text-line-through-type="none"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TENIDO DEL RESTO DE APARTADOS</text:p>
      <text:p text:style-name="P28">(El nom del titol dels continguts, pot ser modificat)</text:p>
      <text:p text:style-name="P1"/>
      <text:p text:style-name="P2">QUI FEM / PERSONES / ADULTS</text:p>
      <text:p text:style-name="P2"/>
      <text:p text:style-name="P7">PROGRAMES PER ADULTS</text:p>
      <text:p text:style-name="P7">DESCUBREIX UNA VIDA ACTIVA I SALUDABLE</text:p>
      <text:p text:style-name="P7"/>
      <text:p text:style-name="P7">A sport2live, estem compro<text:span text:style-name="T4">m</text:span>esos amb el benestar i salut.</text:p>
      <text:p text:style-name="P7">Els nostres programes per a adults estan dissenyats per accelerar la recuperació i promoure una vida activa.</text:p>
      <text:p text:style-name="P7">Tots els nostres programes estan dirigits per professionals INEF-CAFE orientats a millorar els processos de rehabilitació de les persones amb problemes d'addiccions i salut mental.</text:p>
      <text:p text:style-name="P7">Ens enorgulleix oferir una àmplia varitat d’activitats per satifer les teves necessitats i metes personals.</text:p>
      <text:p text:style-name="P7"/>
      <text:p text:style-name="P7">B<text:span text:style-name="T4">ENEFICIS QUE OBTINDRÀS</text:span>:</text:p>
      <text:p text:style-name="P7"/>
      <text:p text:style-name="P7"><text:s text:c="4"/>Promoció de la salut i el benestar.</text:p>
      <text:p text:style-name="P7"><text:s text:c="4"/>Acceleració de la recuperació i rehabilitació.</text:p>
      <text:p text:style-name="P7"><text:s text:c="4"/>Millora de la resistència i la força.</text:p>
      <text:p text:style-name="P7"><text:s text:c="4"/>Augment de la flexibilitat i la mobilitat.</text:p>
      <text:p text:style-name="P7"><text:s text:c="4"/>Connexió social mitjançant activitats col·lectives.</text:p>
      <text:p text:style-name="P7"/>
      <text:p text:style-name="P7">NOSTRES ACTIVITATS (PRESENTACIÓ PER CARRUSEL)</text:p>
      <text:p text:style-name="P7"/>
      <text:p text:style-name="P29"><text:span text:style-name="Strong_20_Emphasis"><text:span text:style-name="T1"><text:tab/>Running:</text:span></text:span><text:span text:style-name="T2"> Experimenta l'emoció de córrer a l'aire lliure mentre millores la resistència cardiovascular.</text:span></text:p>
      <text:p text:style-name="P29"><text:span text:style-name="Strong_20_Emphasis"><text:span text:style-name="T2"><text:tab/><text:tab/></text:span></text:span><text:span text:style-name="Strong_20_Emphasis"><text:span text:style-name="T3">Circuits de Força:</text:span></text:span><text:span text:style-name="Strong_20_Emphasis"><text:span text:style-name="T2"> Enforteix els teus músculs i tonifica el teu cos mitjançant entrenaments de circuit desafiadors.</text:span></text:span></text:p>
      <text:p text:style-name="P29"><text:span text:style-name="Strong_20_Emphasis">Circuit</text:span><text:span text:style-name="Strong_20_Emphasis"><text:span text:style-name="T6">s</text:span></text:span><text:span text:style-name="Strong_20_Emphasis"> de Flexibili</text:span><text:span text:style-name="Strong_20_Emphasis"><text:span text:style-name="T6">tat</text:span></text:span><text:span text:style-name="Strong_20_Emphasis">:</text:span> Augmenta la flexibilitat i millora la postura amb exercicis d'estirament efectius.</text:p>
      <text:p text:style-name="P29"><text:span text:style-name="Strong_20_Emphasis">Trail:</text:span> Explora la bellesa de la natura mentre practiques senderisme i trail running.</text:p>
      <text:p text:style-name="P30"><text:span text:style-name="T5">Esports Col·lectius:</text:span> Gaudeix de la companyonia i la diversió en participar en esports com el futbol, ​​bàsquet i més.</text:p>
      <text:p text:style-name="P8"/>
      <text:p text:style-name="P9">ELS NOSTRES PROGRAMES</text:p>
      <text:p text:style-name="P9"/>
      <text:p text:style-name="P9">WELLNESS, BARCELONA: Programa d’exercici, personalitzat i en grup. Orientat a millorar els processos de rehabilitació de les persones amb problemes d'addiccions i salut mental.</text:p>
      <text:p text:style-name="P9"/>
      <text:p text:style-name="P9"><text:soft-page-break/></text:p>
      <text:p text:style-name="P10">Dilluns: Entrenament funcional (Circuit TRX, Circuit peses, HIT, Circuit prevenció de lesions)</text:p>
      <text:p text:style-name="P11">Dimecres: Sessions amb música (Fitness, Pump, Combat, Balanç HIT)</text:p>
      <text:p text:style-name="P12">Divendres: Entrenament cardiovascular (Circuit Cardio, HIT, Running)</text:p>
      <text:p text:style-name="P12"/>
      <text:p text:style-name="P12">Contac / mapa / horari / video (Irene)</text:p>
      <text:p text:style-name="P12"/>
      <text:p text:style-name="P14">TERRASSA: Programa d’activitat física suau, orientada al benestar ia la millora de la salut.</text:p>
      <text:p text:style-name="P15">Programa que accelera i reforça els processos de recuperació de les persones.</text:p>
      <text:p text:style-name="P15"/>
      <text:p text:style-name="P15">Localització: Carrer de Sardenya 32, 08224 Terrassa, Barcelona</text:p>
      <text:p text:style-name="P14">Activitats: Running suau, gimnàstica suau, circuits de flexibilitat, senderisme, trail running.</text:p>
      <text:p text:style-name="P13"/>
      <text:p text:style-name="P13">Contact / mapa / horari / ?video – foto</text:p>
      <text:p text:style-name="P13"/>
      <text:p text:style-name="P14">GRANOLLERS – CANOVELLES : Programa d’activitat física suau, orientada al benestar ia la millora de la salut.</text:p>
      <text:p text:style-name="P14">Programa que accelera i reforça els processos de recuperació de les persones.</text:p>
      <text:p text:style-name="P14">Localització: Carrer Diagonal, 08420 Canovelles, Barcelona</text:p>
      <text:p text:style-name="P14"/>
      <text:p text:style-name="P14">Activitats: Running suau, gimnàstica suau, circuits de flexibilitat, senderisme, trail running.</text:p>
      <text:p text:style-name="P14"/>
      <text:p text:style-name="P14">Contact / mapa / horari / ?video? - foto.</text:p>
      <text:p text:style-name="P14"/>
      <text:p text:style-name="P17">SANT BOI: Qui fem en aquest programa?</text:p>
      <text:p text:style-name="P17">Contact / mapa / horari / video? - foto</text:p>
      <text:p text:style-name="P17"/>
      <text:p text:style-name="P17">L’HOSPITALET DE LLOBREGAT: Qui fem en aquest programa?</text:p>
      <text:p text:style-name="P17">Contact / mapa / horari / video? - foto</text:p>
      <text:p text:style-name="P16"/>
      <text:p text:style-name="P3">QUI FEM / PERSONES / JOVES </text:p>
      <text:p text:style-name="P3"/>
      <text:p text:style-name="P18">PROGRAMES PER JOVES</text:p>
      <text:p text:style-name="P18"><text:soft-page-break/>DESCUBREIX EL MON DE L’ESPORT.</text:p>
      <text:p text:style-name="P18"/>
      <text:p text:style-name="P18">A Sport2Live, ens enorgulleix presentar els nostres programes dissenyats especialment per a joves. La nostra missió és fomentar l’activitat física, millorar la condició física i construir una xarxa d’amistats saludable i sòlida. Amb una varietat d'activitats emocionants, els joves poden descobrir el món de l'esport d'una manera divertida i motivadora.</text:p>
      <text:p text:style-name="P18"/>
      <text:p text:style-name="P19">ALGUN ALTRE PROGRAMA?</text:p>
      <text:p text:style-name="P18"/>
      <text:p text:style-name="P21">EL NOSTRE PROGRAMA EN SANT VICENÇ DELS HORTS: El programa "Taste to Sport" (Roda d'esports) és una aventura emocionant per a joves que volen millorar la seva condició física mentre creen noves amistats.</text:p>
      <text:p text:style-name="P21"/>
      <text:p text:style-name="P19">B<text:span text:style-name="T7">ENEFICIS QUE S’OBTENEN</text:span></text:p>
      <text:p text:style-name="P19"/>
      <text:p text:style-name="P20">Millora de la condició física i la salut.</text:p>
      <text:p text:style-name="P20">Oportunitats per conèixer noves amistats.</text:p>
      <text:p text:style-name="P19"><text:s text:c="4"/>Desenvolupament dhabilitats esportives i treball en equip.</text:p>
      <text:p text:style-name="P19"><text:s text:c="4"/>Diversió i emoció mitjançant activitats esportives.</text:p>
      <text:p text:style-name="P19"/>
      <text:p text:style-name="P22">ACTIVITATS (PRESENTACIÓ EN CARROSEL)</text:p>
      <text:p text:style-name="P22"/>
      <text:p text:style-name="P22">Circuits de Força: Desenvolupament de força muscular i millora de la resistència.</text:p>
      <text:p text:style-name="P22"><text:s text:c="4"/>Circuits Funcionals: Aprendre exercicis funcionals que beneficien el cos a la vida quotidiana.</text:p>
      <text:p text:style-name="P22"><text:s text:c="4"/>Esports Col·lectius: Participar en emocionants esports grupals i aprendre a desenvolupar-se en equip.</text:p>
      <text:p text:style-name="P22"><text:s text:c="4"/>Activitats multiesportives: Experimentar una varietat d'esports emocionants en un sol programa.</text:p>
      <text:p text:style-name="P22"><text:s text:c="4"/>Activitat de Futbol: Millorar les habilitats al camp de joc amb el futbol.</text:p>
      <text:p text:style-name="P22"><text:s text:c="4"/>Activitat de Boxa: Descobrir l'art de la boxa i enfortir la ment i el cos.</text:p>
      <text:p text:style-name="P22"/>
      <text:p text:style-name="P22"/>
      <text:p text:style-name="P4">QUI FEM / PERSONES / EXPERIENCIES</text:p>
      <text:p text:style-name="P4"/>
      <text:p text:style-name="P22"><text:soft-page-break/>El nostre compromís és oferir experiències úniques que promoguin l'esperit de comunitat, fer connexió amb la natura i fomentar l'esport i altres activitats com una opció de lleure saludable. A sport2live, creiem que l'esport no és només una activitat física, sinó una forma de vida que enriqueix el teu benestar i et brinda l'oportunitat de fer noves amistats. Les nostres experiències estan dissenyades per inspirar-te, desafiar-te i, sobretot, divertir-te.</text:p>
      <text:p text:style-name="P22"/>
      <text:p text:style-name="P22">PRESENTACIÓ EN CARRUSEL O SLIDER</text:p>
      <text:p text:style-name="P23">(Slider con varias fotografias por explicación creo que vendría mejor para este apartado)</text:p>
      <text:p text:style-name="P23">Connecta't amb la Natura: Cada experiència et portarà a bells entorns naturals, permetent desconnectar de la rutina diària i connectar-te amb la bellesa del món natural.</text:p>
      <text:p text:style-name="P23"/>
      <text:p text:style-name="P23"><text:s text:c="4"/>Enforteix la teva comunitat: Hem creat un ambient on et sentiràs part d'una comunitat sana i apassionada per l'esport i la vida activa. Les nostres experiències us brindaran l'oportunitat de conèixer persones amb interessos similars.</text:p>
      <text:p text:style-name="P23"/>
      <text:p text:style-name="P23"><text:s text:c="4"/>Oci Saludable: Creiem en la importància de mantenir un equilibri saludable entre la feina diària i el temps lliure. Les nostres activitats esportives us brindaran l'oportunitat de gaudir del temps lliure d'una manera saludable i divertida.</text:p>
      <text:p text:style-name="P23"/>
      <text:p text:style-name="P23"><text:s text:c="4"/>Varietat d'Experiències: Des de circuits de força fins a esports col·lectius i des d'esdeveniments esportius fins a esdeveniments culturals, les nostres experiències inclouen una àmplia gamma d'activitats perquè trobis la que més t'apassioni.</text:p>
      <text:p text:style-name="P23"/>
      <text:p text:style-name="P24">LLISTA D’EXPERIENCIES</text:p>
      <text:p text:style-name="P24"/>
      <text:p text:style-name="P24">POTSER UN VIDEO DE PRESENTACIÓ</text:p>
      <text:p text:style-name="P24"/>
      <text:p text:style-name="P24"/>
      <text:p text:style-name="P5"/>
      <text:p text:style-name="P5">QUI FEM / ORGANITZACIONS</text:p>
      <text:p text:style-name="P5"/>
      <text:p text:style-name="P24">A Sport2Live, la nostra missió és impulsar una comunitat activa i saludable a través de la promoció de l'exercici i l'esport com a eines de transformació i empoderament. Creiem en el poder de l‟esport per millorar la vida de les persones en situacions delicades, com aquells en procés de recuperació d‟addiccions, pacients d‟hospitals psiquiàtrics, individus en risc d‟exclusió social i comunitats terapèutiques.</text:p>
      <text:p text:style-name="P24"/>
      <text:p text:style-name="P24"><text:soft-page-break/>El nostre enfocament rau en el desenvolupament de programes esportius dissenyats per millorar la salut i el benestar de les persones. Adaptem les nostres intervencions a una varietat d'entorns, com ara centres de dia, pisos de reinserció, hospitals de dia i altres, amb el propòsit de brindar un sentit de propòsit i empoderament als nostres participants.</text:p>
      <text:p text:style-name="P24"/>
      <text:p text:style-name="P24">Oferim programes de 2, 3 i 5 dies per setmana, tant presencials com en línia, i personalitzem les sessions per satisfer les expectatives i els desitjos dels nostres participants i les entitats col·laboradores.</text:p>
      <text:p text:style-name="P24"/>
      <text:p text:style-name="P24">Ens enfoquem en la salut com a pilar fonamental dels nostres programes. Creiem que l'exercici és una medicina en si mateixa i treballem de prop amb els equips terapèutics i socioeducatius, així com amb els pacients i els usuaris, per aconseguir resultats significatius. A més, estem compromesos amb la recerca i participem en projectes europeus com ara Reintegration Through Sport Plus (RTS+) i RACE4LIFE, on explorem l'ús d'experiències esportives positives com a estratègia terapèutica en la recuperació.</text:p>
      <text:p text:style-name="P24"/>
      <text:p text:style-name="P24">La nostra metodologia, Mental Fit®, se centra en 8 dimensions que fomenten la recuperació i la integració dels participants, i transferim aquesta informació de manera efectiva als equips sociosanitaris. Mitjançant un enfocament de transferència i un model d'integració comunitària, busquem crear un impacte positiu a la vida de les persones ia la societat en general.</text:p>
      <text:p text:style-name="P24"/>
      <text:p text:style-name="P24">Hem rebut el segell de qualitat per part de l'entitat COPLEFC. Aquesta certifica que disposem dʻuna eina que permet reforçar lʻexecució professional, per tant, garantim un servei dʻexcel·lència i hem obtingut una qualificació de tres estrelles, la màxima puntuació possible.</text:p>
      <text:p text:style-name="P24"/>
      <text:p text:style-name="P6">NOSALTRES / EL NOSTRE EQUIP</text:p>
      <text:p text:style-name="P27">Galeria d’imatges dels treballdors de s2l</text:p>
      <text:p text:style-name="P6"/>
      <text:p text:style-name="P6">NOSALTRES / EL NOSTRE IMPACTE</text:p>
      <text:p text:style-name="P6"/>
      <text:p text:style-name="P6"/>
      <text:p text:style-name="P6">NOSALTRES / QUI HEM FET</text:p>
      <text:p text:style-name="P6"/>
      <text:p text:style-name="P6"/>
      <text:p text:style-name="P6">NOSALTRES / LA NOSTRE HISTORIA</text:p>
      <text:p text:style-name="P6"/>
      <text:p text:style-name="P6"><text:soft-page-break/></text:p>
      <text:p text:style-name="P6">NOSALTRES / MISSIÓ, VISIÓ I VALORS</text:p>
      <text:p text:style-name="P6"/>
      <text:p text:style-name="P6"/>
      <text:p text:style-name="P6">ASSOCIACIONS / SPONSORS</text:p>
      <text:p text:style-name="P25">CLUSTER SALUT MENTAL CATALUNYA</text:p>
      <text:p text:style-name="P25">(V<text:span text:style-name="T8">INCLE A LA ORGANITZACIÓ)</text:span></text:p>
      <text:p text:style-name="P25"/>
      <text:p text:style-name="P25">FEDERACIÓ CATALANA DE DROGODEPENCIA</text:p>
      <text:p text:style-name="P26">(VINCLE A LA ORGANITZACIÓ)</text:p>
      <text:p text:style-name="P26"/>
      <text:p text:style-name="P25">ALTRES ???</text:p>
      <text:p text:style-name="P25"/>
      <text:p text:style-name="P25">SPONSORS</text:p>
      <text:p text:style-name="P25">(ASSOCIACIONS – SPONSORS / SPONSORS)</text:p>
      <text:p text:style-name="P25"/>
      <text:p text:style-name="P6"/>
      <text:p text:style-name="P6"/>
      <text:p text:style-name="P6">PROJECTES I RECERCA</text:p>
      <text:p text:style-name="P25">Us volem presentar aquesta secció, on us mostrarem, la nostra participació en diversos projectes d'investigació on l'esport, va de la mà amb la salut.</text:p>
      <text:p text:style-name="P25"/>
      <text:p text:style-name="P32">Reintegration Through Sport (rts+)</text:p>
      <text:p text:style-name="P31">2019 – 2022</text:p>
      <text:p text:style-name="P31"/>
      <text:p text:style-name="P25">Reintegration Through Sport (rts+), és un projecte realitzat l'any 2019 al 2022, el projecte consisteix a utilitzar l'esport com un marc alternatiu en el procés de recuperació de les addiccions, a partir del qual es poden crear resultats conductuals positius, a tall de subratllar la relació entre la participació esportiva i el desenvolupament positiu d'habilitats per a la vida dels drogoaddictes en recuperació, donant suport així a la seva reinserció social.</text:p>
      <text:p text:style-name="P25"/>
      <text:p text:style-name="P25">Les entitats que han participat a nivell europeu són:</text:p>
      <text:p text:style-name="P25">• KETEA</text:p>
      <text:p text:style-name="P25">• A-LARM</text:p>
      <text:p text:style-name="P25">• EQUAL SOCIETY</text:p>
      <text:p text:style-name="P25"><text:soft-page-break/>• COOLMINE</text:p>
      <text:p text:style-name="P25">• SPORT2LIVE</text:p>
      <text:p text:style-name="P25">• KENTAVR<text:span text:style-name="T9">O</text:span>S</text:p>
      <text:p text:style-name="P25">• EXPERIENTIA</text:p>
      <text:p text:style-name="P25">• CZEKOBANDA</text:p>
      <text:p text:style-name="P25">• MONAR</text:p>
      <text:p text:style-name="P25">• CENTRE DI SOLIDARIETÀ DI REGGIO EMILIA ONLUS</text:p>
      <text:p text:style-name="P25"/>
      <text:p text:style-name="P25">Per veure més informació del projecte, pots visitar la pàgina web:</text:p>
      <text:p text:style-name="P25"><text:a xlink:type="simple" xlink:href="https://www.rtsport.eu/" text:style-name="Internet_20_link" text:visited-style-name="Visited_20_Internet_20_Link">https://www.rtsport.eu/</text:a></text:p>
      <text:p text:style-name="P25"/>
      <text:p text:style-name="P31">Race 4 Life</text:p>
      <text:p text:style-name="P31">2022 - 2024</text:p>
      <text:p text:style-name="P25">Race4life és un projecte europeu començat l'any 2022, està encapçalat per KETHEA (Grècia), i té com a objectiu augmentar la motivació pel canvi de comportament en el tractament d'addiccions a través de l'esport.</text:p>
      <text:p text:style-name="P25">Les entitats participants a nivell europeu amb les següents:</text:p>
      <text:p text:style-name="P25">• KETHEA (Grècia)</text:p>
      <text:p text:style-name="P25">• COOLMINE THERAPEUTIC COMMUNITY (Irlanda)</text:p>
      <text:p text:style-name="P25">• UNIVERSITY OF THESSALY (Grècia)</text:p>
      <text:p text:style-name="P25">• ASSICIACIÓ SPORT2LIVE (Espanya)</text:p>
      <text:p text:style-name="P25">• A-LARM BRUKER OG PARORENDE ORGANISSASJON FOR APENHET OM RUS OG BEHANDLING (Noruega)</text:p>
      <text:p text:style-name="P25">• CENTRE DI SOLIDARIETA' DI REGGIO EMILIA ONLUS ASSOCIAZIONE (Itàlia)</text:p>
      <text:p text:style-name="P25">• UNIVERSITY OF CIPRUS (Xipre)</text:p>
      <text:p text:style-name="P25">• FEDERACIÓ CATALANA DE DROGODEPENDÈNCIES (Espanya)</text:p>
      <text:p text:style-name="P25">• SÍLLOGOS FILON TOY PROGRAMMATS ENALLAKTIKIS THERAPEIAS "ARGO" TOU PSYCHIATRIKOU NOSOKOMEIOU THESSALONIKIS (Grècia)</text:p>
      <text:p text:style-name="P25"/>
      <text:p text:style-name="P25">Per a més informació i activitats del projecte, visiteu:</text:p>
      <text:p text:style-name="P25"><text:a xlink:type="simple" xlink:href="https://ca-ca.facebook.com/ketheasport/" text:style-name="Internet_20_link" text:visited-style-name="Visited_20_Internet_20_Link">https://ca-ca.facebook.com/ketheasport/</text:a></text:p>
      <text:p text:style-name="P25"/>
      <text:p text:style-name="P31">Mou-te a la teva comunitat</text:p>
      <text:p text:style-name="P31">2022 - 2024</text:p>
      <text:p text:style-name="P25"><text:soft-page-break/></text:p>
      <text:p text:style-name="P25">Mou-te a la teva comunitat és un projecte pilot per a la viabilitat i implementació d'activitat física grupal supervisada a un hospital de dia, amb l'objectiu de plantejar tractaments innovadors complementaris, per millorar els resultats en els tractaments en persones que desenvolupen alguns tipus de salut mental.</text:p>
      <text:p text:style-name="P25"/>
      <text:p text:style-name="P25">Els participants en aquest projecte són:</text:p>
      <text:p text:style-name="P25">• HOSPITAL D'INCA</text:p>
      <text:p text:style-name="P25">• HOSPITAL SÓN LLÀTZER</text:p>
      <text:p text:style-name="P25">• SPORT2LIVE</text:p>
      <text:p text:style-name="P25">En aquests moments, aquest projecte està en recollida de dades.</text:p>
      <text:p text:style-name="P25"/>
      <text:p text:style-name="P31">Efectivitat de programes d’exercicis per a persones amb trastorns de salut mental.</text:p>
      <text:p text:style-name="P31">2022 – 2023</text:p>
      <text:p text:style-name="P25"/>
      <text:p text:style-name="P25">El projecte d’efectivitat de programes d’exercicis per a persones amb trastorns de salut mental, té com a objectiu analitzar l’efectivitat d’un programa d’exercici físic com una estratègia terapèutica complementària en les persones que presenten problemes de salut mental severs.</text:p>
      <text:p text:style-name="P25">Els participants en aquest projecte són:</text:p>
      <text:p text:style-name="P25"><text:s/>• HOSPITAL MATEU ORFILA</text:p>
      <text:p text:style-name="P25">• SPORT2LIVE</text:p>
      <text:p text:style-name="P25">En aquests moments, aquest projecte es troba en la recollida de dades.</text:p>
      <text:p text:style-name="P25"/>
      <text:p text:style-name="P31">Impacte de l’exercici físic en la recuperació de persones amb trastorns de salut.</text:p>
      <text:p text:style-name="P31">2023-2024</text:p>
      <text:p text:style-name="P25"/>
      <text:p text:style-name="P25">El projecte d'Impacte de l'exercici físic en la recuperació de persones amb trastorns de la salut té com a objectiu l'avaluació de l'impacte d'un programa d'exercici físic en l'activitat, la funcionalitat i la recuperació dels pacients diagnosticats de trastorn mental sever.</text:p>
      <text:p text:style-name="P25"/>
      <text:p text:style-name="P25">Els participants en aquest projecte són:</text:p>
      <text:p text:style-name="P25"/>
      <text:p text:style-name="P25">• HOSPITAL F<text:span text:style-name="T10">UENTE</text:span> DE BERMEJA (Burgos)</text:p>
      <text:p text:style-name="P25">• SPORT2LIVE</text:p>
      <text:p text:style-name="P25">En aquests moments, aquest projecte es troba a la fase d'inici.</text:p>
      <text:p text:style-name="P25"><text:soft-page-break/></text:p>
      <text:p text:style-name="P25">Doctora<text:span text:style-name="T10">nda</text:span> de la nostra Directora Esportiva</text:p>
      <text:p text:style-name="P25">2021 - Actualitat</text:p>
      <text:p text:style-name="P25">La nostra Directora Esportiva, Maria Rovira Font, està fent un Doctorat en Exercici Físic i Trastorns Severs de Salut Mental.</text:p>
      <text:p text:style-name="P6"/>
      <text:p text:style-name="P6">NOTICIES / <text:span text:style-name="T11">PREMSA</text:span></text:p>
      <text:p text:style-name="P36">Una entrada por cada noticia en orden coronologico (idealmente)</text:p>
      <text:p text:style-name="P36">2023</text:p>
      <text:p text:style-name="P36">2022</text:p>
      <text:p text:style-name="P36">2021</text:p>
      <text:p text:style-name="P36">2020</text:p>
      <text:p text:style-name="P36">2019</text:p>
      <text:p text:style-name="P36">2018</text:p>
      <text:p text:style-name="P36">2017</text:p>
      <text:p text:style-name="P36">2016</text:p>
      <text:p text:style-name="P36">2015</text:p>
      <text:p text:style-name="P36">2014</text:p>
      <text:p text:style-name="P36">2013</text:p>
      <text:p text:style-name="P6">NOTICIES / BLOG</text:p>
      <text:p text:style-name="P6"/>
      <text:p text:style-name="P36">Traspaso y actulización del blog de la actual página s2l.</text:p>
      <text:p text:style-name="P6"/>
      <text:p text:style-name="P6"><text:span text:style-name="T12">UNEIX-TE AL</text:span> NOSTRE EQUIP</text:p>
      <text:p text:style-name="P6"/>
      <text:p text:style-name="P25">Uneix-te al nostre equip</text:p>
      <text:p text:style-name="P25"/>
      <text:p text:style-name="P25">Descripció:</text:p>
      <text:p text:style-name="P25">A Sport2Live, valorem la passió per l'esport i el desig d'ajudar els altres. Si comparteixes la nostra visió i vols formar part del nostre equip, tenim dues opcions per a tu:</text:p>
      <text:p text:style-name="P25"/>
      <text:p text:style-name="P25">Opció 1: Treballa amb Nosaltres</text:p>
      <text:p text:style-name="P35">Si tens formació esportiva i vols contribuir a la nostra missió, et convidem a enviar el teu CV juntament amb la teva ubicació a:</text:p>
      <text:p text:style-name="P35"><text:soft-page-break/><text:span text:style-name="T12">direcciondeportiva@sport2live.org</text:span></text:p>
      <text:p text:style-name="P25"/>
      <text:p text:style-name="P25">Opció 2: Fes-te Voluntari</text:p>
      <text:p text:style-name="P25">Si sents la vocació d'ajudar les persones i desitges col·laborar al nostre projecte, et donem l'oportunitat de ser voluntari/a. Envieu un correu amb l'assumpte "Voluntari/ària" a:</text:p>
      <text:p text:style-name="P37"><text:a xlink:type="simple" xlink:href="mailto:info@sport2live.org" text:style-name="Internet_20_link" text:visited-style-name="Visited_20_Internet_20_Link">info@sport2live.org</text:a></text:p>
      <text:p text:style-name="P37"/>
      <text:p text:style-name="P37">(Es podria fer un botó (CTA) que desplega un formulari)</text:p>
      <text:p text:style-name="P6"/>
      <text:p text:style-name="P6">CONTACTA</text:p>
      <text:p text:style-name="P36">Datos de contacto</text:p>
      <text:p text:style-name="P36">mapa</text:p>
      <text:p text:style-name="P36">Formulario (envío de los datos a: <text:a xlink:type="simple" xlink:href="mailto:info@sport2live.org" text:style-name="Internet_20_link" text:visited-style-name="Visited_20_Internet_20_Link">info@sport2live.org</text:a>)</text:p>
      <text:p text:style-name="P36">Botón: Truca’ns (689 581 991)</text:p>
      <text:p text:style-name="P36">Botón: WhatsApp (689 581 991)</text:p>
      <text:p text:style-name="P36"/>
      <text:p text:style-name="P39"><text:s text:c="139"/></text:p>
      <text:p text:style-name="P40"><text:span text:style-name="T13">A la pàgina es posarà un botó per a </text:span><text:span text:style-name="T14">donacions</text:span><text:span text:style-name="T13">, cal escollir si aquest va a un formulari de contacte o una pàgina per rebre la donació.</text:span></text:p>
      <text:p text:style-name="P41"><text:span text:style-name="T1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09:40:03.910531554</meta:creation-date>
    <dc:date>2023-10-26T11:10:45.034081943</dc:date>
    <meta:editing-duration>PT19H16M1S</meta:editing-duration>
    <meta:editing-cycles>28</meta:editing-cycles>
    <meta:generator>LibreOffice/7.6.2.1$Linux_X86_64 LibreOffice_project/60$Build-1</meta:generator>
    <meta:document-statistic meta:table-count="0" meta:image-count="0" meta:object-count="0" meta:page-count="10" meta:paragraph-count="182" meta:word-count="1975" meta:character-count="13220" meta:non-whitespace-character-count="11215"/>
  </office:meta>
</office:document-meta>
</file>